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in" style:contextual-spacing="false" fo:text-indent="0in" style:auto-text-indent="false" fo:padding="0.0193in" fo:border="0.06pt solid #e3e3e3"/>
    </style:style>
    <style:style style:name="P2" style:family="paragraph" style:parent-style-name="Text_20_body" style:list-style-name="L1">
      <style:paragraph-properties fo:margin-left="0in" fo:margin-right="0in" fo:text-indent="0in" style:auto-text-indent="false" fo:padding="0.0193in" fo:border="0.06pt solid #e3e3e3"/>
    </style:style>
    <style:style style:name="P3" style:family="paragraph" style:parent-style-name="Text_20_body" style:list-style-name="L2">
      <style:paragraph-properties fo:margin-left="0in" fo:margin-right="0in" fo:text-indent="0in" style:auto-text-indent="false" fo:padding="0.0193in" fo:border="0.06pt solid #e3e3e3"/>
    </style:style>
    <style:style style:name="P4" style:family="paragraph" style:parent-style-name="Text_20_body" style:list-style-name="L3">
      <style:paragraph-properties fo:margin-left="0in" fo:margin-right="0in" fo:text-indent="0in" style:auto-text-indent="false" fo:padding="0.0193in" fo:border="0.06pt solid #e3e3e3"/>
    </style:style>
    <style:style style:name="P5" style:family="paragraph" style:parent-style-name="Text_20_body">
      <style:paragraph-properties fo:margin-left="0in" fo:margin-right="0in" fo:text-indent="0in" style:auto-text-indent="false" fo:padding="0.0193in" fo:border="0.06pt solid #e3e3e3"/>
    </style:style>
    <style:style style:name="P6" style:family="paragraph" style:parent-style-name="Text_20_body" style:list-style-name="L4">
      <style:paragraph-properties fo:margin-left="0in" fo:margin-right="0in" fo:text-indent="0in" style:auto-text-indent="false" fo:padding="0.0193in" fo:border="0.06pt solid #e3e3e3"/>
    </style:style>
    <style:style style:name="T1" style:family="text">
      <style:text-properties loext:padding="0.0193in" loext:border="0.06pt solid #e3e3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Strong_20_Emphasis"><text:span text:style-name="T1">Market Research</text:span></text:span>: Understand the demand for such a service, identify your target audience, and analyze competitors.</text:p>
        </text:list-item>
        <text:list-item>
          <text:p text:style-name="P1"><text:span text:style-name="Strong_20_Emphasis"><text:span text:style-name="T1">Business Model</text:span></text:span>: Define your pricing strategy, subscription plans, and the types of products you'll offer.</text:p>
        </text:list-item>
        <text:list-item>
          <text:p text:style-name="P1"><text:span text:style-name="Strong_20_Emphasis"><text:span text:style-name="T1">Website Development</text:span></text:span>: Build a user-friendly website where customers can subscribe, manage their subscriptions, and track deliveries.</text:p>
        </text:list-item>
        <text:list-item>
          <text:p text:style-name="P1"><text:span text:style-name="Strong_20_Emphasis"><text:span text:style-name="T1">Logistics and Operations</text:span></text:span>: Set up a system for managing inventory, processing orders, and handling deliveries efficiently.</text:p>
        </text:list-item>
        <text:list-item>
          <text:p text:style-name="P1"><text:span text:style-name="Strong_20_Emphasis"><text:span text:style-name="T1">Marketing and Promotion</text:span></text:span>: Develop a marketing plan to attract customers through digital marketing, social media, and partnerships.</text:p>
        </text:list-item>
        <text:list-item>
          <text:p text:style-name="P2"><text:span text:style-name="Strong_20_Emphasis"><text:span text:style-name="T1">Customer Support</text:span></text:span>: Provide excellent customer service to handle inquiries, feedback, and any issues that arise.</text:p>
        </text:list-item>
      </text:list>
      <text:list text:style-name="L2">
        <text:list-item>
          <text:p text:style-name="P3"><text:span text:style-name="Strong_20_Emphasis"><text:span text:style-name="T1">Understand Customer Preferences</text:span></text:span>: Conduct surveys or market research to understand the types of romantic gifts that are popular and desired by your target audience. This could include items like flowers, chocolates, personalized gifts, jewelry, or experiences.</text:p>
        </text:list-item>
        <text:list-item>
          <text:p text:style-name="P3"><text:span text:style-name="Strong_20_Emphasis"><text:span text:style-name="T1">Create Curated Gift Packages</text:span></text:span>: Develop curated gift packages that cater to different occasions, such as anniversaries, birthdays, Valentine's Day, or other special milestones. Ensure that each package contains high-quality, romantic items that resonate with your audience.</text:p>
        </text:list-item>
        <text:list-item>
          <text:p text:style-name="P3"><text:span text:style-name="Strong_20_Emphasis"><text:span text:style-name="T1">Personalization Options</text:span></text:span>: Offer customization or personalization options for gifts to add a special touch. This could include adding custom messages, engraving names or dates on items, or selecting specific preferences such as favorite colors or scents.</text:p>
        </text:list-item>
        <text:list-item>
          <text:p text:style-name="P3"><text:span text:style-name="Strong_20_Emphasis"><text:span text:style-name="T1">Subscription Plans</text:span></text:span>: Design subscription plans that allow customers to choose the frequency of deliveries (monthly, quarterly, or annually) and the duration of the subscription. Consider offering flexible options to accommodate varying budgets and preferences.</text:p>
        </text:list-item>
        <text:list-item>
          <text:p text:style-name="P3"><text:span text:style-name="Strong_20_Emphasis"><text:span text:style-name="T1">Convenience and Surprise Factor</text:span></text:span>: Emphasize the convenience of your service by highlighting how subscribers can effortlessly surprise their partners with thoughtful gifts delivered directly to their doorstep. Consider adding surprise elements or exclusive perks for subscribers to enhance the excitement of each delivery.</text:p>
        </text:list-item>
        <text:list-item>
          <text:p text:style-name="P3"><text:span text:style-name="Strong_20_Emphasis"><text:span text:style-name="T1">Marketing and Branding</text:span></text:span>: Develop a compelling brand identity and marketing strategy that resonates with your target audience's emotions and aspirations. Utilize social media, influencer partnerships, and targeted advertising to reach individuals in romantic relationships who are seeking meaningful gift ideas.</text:p>
        </text:list-item>
        <text:list-item>
          <text:p text:style-name="P3"><text:span text:style-name="Strong_20_Emphasis"><text:span text:style-name="T1">Customer Experience</text:span></text:span>: Prioritize customer experience by providing exceptional customer service, easy subscription management tools, and hassle-free delivery options. Encourage feedback and reviews to continuously improve your service and build trust with your audience.</text:p>
        </text:list-item>
      </text:list>
      <text:list text:style-name="L3">
        <text:list-item>
          <text:p text:style-name="P4"><text:soft-page-break/><text:span text:style-name="Strong_20_Emphasis"><text:span text:style-name="T1">Cost of Goods</text:span></text:span>: Calculate the cost of sourcing or creating the romantic gifts included in each package. This can include items like flowers, chocolates, jewelry, personalized gifts, or experiences.</text:p>
        </text:list-item>
        <text:list-item>
          <text:p text:style-name="P4"><text:span text:style-name="Strong_20_Emphasis"><text:span text:style-name="T1">Packaging and Shipping</text:span></text:span>: Factor in the cost of packaging materials and shipping expenses for each delivery. Consider whether shipping costs will be included in the subscription price or charged separately.</text:p>
        </text:list-item>
        <text:list-item>
          <text:p text:style-name="P4"><text:span text:style-name="Strong_20_Emphasis"><text:span text:style-name="T1">Profit Margin</text:span></text:span>: Determine the desired profit margin for your business to cover overhead costs, marketing expenses, and generate revenue. This will vary depending on your business model and pricing strategy.</text:p>
        </text:list-item>
        <text:list-item>
          <text:p text:style-name="P4"><text:span text:style-name="Strong_20_Emphasis"><text:span text:style-name="T1">Competitive Analysis</text:span></text:span>: Research competitors offering similar subscription services to understand the pricing landscape and ensure your prices are competitive while still offering value to customers.</text:p>
        </text:list-item>
        <text:list-item>
          <text:p text:style-name="P4"><text:span text:style-name="Strong_20_Emphasis"><text:span text:style-name="T1">Subscription Plans</text:span></text:span>: Offer different subscription tiers with varying price points to cater to different budgets and preferences. Consider offering discounts for longer subscription commitments or incentives for annual prepaid plans.</text:p>
        </text:list-item>
        <text:list-item>
          <text:p text:style-name="P4"><text:span text:style-name="Strong_20_Emphasis"><text:span text:style-name="T1">Additional Features</text:span></text:span>: Consider whether to offer premium subscription tiers with additional features or perks, such as exclusive access to limited-edition items, personalized consultations, or priority customer service.</text:p>
        </text:list-item>
        <text:list-item>
          <text:p text:style-name="P4"><text:span text:style-name="Strong_20_Emphasis"><text:span text:style-name="T1">Market Demand</text:span></text:span>: Evaluate the perceived value of your subscription service in the market and adjust pricing accordingly. Monitor customer feedback and willingness to pay to refine your pricing strategy over time.</text:p>
        </text:list-item>
      </text:list>
      <text:p text:style-name="P5">Here's a breakdown of potential pricing tiers:</text:p>
      <text:list text:style-name="L4">
        <text:list-item>
          <text:p text:style-name="P6"><text:span text:style-name="Strong_20_Emphasis"><text:span text:style-name="T1">Basic Tier</text:span></text:span>: This tier could include one or two thoughtfully curated gifts per month, such as a bouquet of flowers and a small box of chocolates. The price range for this tier might be around $30 to $50 per month.</text:p>
        </text:list-item>
        <text:list-item>
          <text:p text:style-name="P6"><text:span text:style-name="Strong_20_Emphasis"><text:span text:style-name="T1">Standard Tier</text:span></text:span>: The standard tier could offer a broader selection of gifts, including items like gourmet treats, scented candles, or personalized keepsakes. This tier might be priced between $50 to $80 per month.</text:p>
        </text:list-item>
        <text:list-item>
          <text:p text:style-name="P6"><text:span text:style-name="Strong_20_Emphasis"><text:span text:style-name="T1">Premium Tier</text:span></text:span>: The premium tier could feature luxury gifts, such as fine jewelry, spa gift sets, or romantic getaway packages. This tier could be priced at $80 to $100 or more per month.</text:p>
        </text:list-item>
      </text:list>
      <text:p text:style-name="P5">Keep in mind that these are just rough estimates, and the actual pricing would depend on various factors unique to your business, including the cost of goods, shipping expenses, profit margins, and competitive positioning. It's also essential to consider customer perceptions of value and willingness to pay when setting your pricing strategy.</text:p>
      <text:p text:style-name="P5"><text:soft-page-break/>As you develop your subscription service, conducting thorough market research, analyzing competitor pricing, and gathering feedback from potential customers can help you determine the optimal pricing structure for your offerings. Additionally, you may adjust your pricing over time based on market dynamics and customer preferenc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8:50:15.966000000</meta:creation-date>
    <dc:date>2024-03-19T10:29:08.492000000</dc:date>
    <meta:editing-duration>PT15H38M53S</meta:editing-duration>
    <meta:editing-cycles>1</meta:editing-cycles>
    <meta:document-statistic meta:table-count="0" meta:image-count="0" meta:object-count="0" meta:page-count="3" meta:paragraph-count="26" meta:word-count="788" meta:character-count="5483" meta:non-whitespace-character-count="4744"/>
    <meta:generator>LibreOffice/7.6.4.1$Windows_X86_64 LibreOffice_project/e19e193f88cd6c0525a17fb7a176ed8e6a3e2aa1</meta:generator>
  </office:meta>
</office:document-meta>
</file>